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30000020E1C58D4DF.png"/>
  <manifest:file-entry manifest:media-type="image/png" manifest:full-path="Pictures/100000000000029900000214CAD739E7.png"/>
  <manifest:file-entry manifest:media-type="image/png" manifest:full-path="Pictures/10000000000003BF00000223F6D9D1E7.png"/>
  <manifest:file-entry manifest:media-type="image/png" manifest:full-path="Pictures/10000000000002F3000001C92F4230E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witter</text:p>
      <text:p text:style-name="Subtitle"><draw:frame draw:style-name="fr1" draw:name="gráficos1" text:anchor-type="paragraph" svg:x="0.79cm" svg:y="2.339cm" svg:width="15.155cm" svg:height="12.527cm" draw:z-index="0"><draw:image xlink:href="Pictures/100000000000029900000214CAD739E7.png" xlink:type="simple" xlink:show="embed" xlink:actuate="onLoad"/></draw:frame></text:p>
      <text:h text:style-name="Heading_20_1" text:outline-level="1">Casos de uso</text:h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Diagrama de actividades</text:h>
      <text:p text:style-name="Standard"><draw:frame draw:style-name="fr1" draw:name="gráficos3" text:anchor-type="paragraph" svg:x="-0.06cm" svg:y="0.279cm" svg:width="16.889cm" svg:height="9.735cm" draw:z-index="2"><draw:image xlink:href="Pictures/10000000000003BF00000223F6D9D1E7.png" xlink:type="simple" xlink:show="embed" xlink:actuate="onLoad"/></draw:frame><draw:frame draw:style-name="fr1" draw:name="gráficos4" text:anchor-type="paragraph" svg:x="0.866cm" svg:y="9.774cm" svg:width="13.152cm" svg:height="9.537cm" draw:z-index="3"><draw:image xlink:href="Pictures/10000000000002F3000001C92F4230E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>Diagrama de clases</text:h>
      <text:p text:style-name="Standard"/>
      <text:p text:style-name="Standard"><draw:frame draw:style-name="fr1" draw:name="gráficos2" text:anchor-type="paragraph" svg:x="-0.106cm" svg:y="0.233cm" svg:width="17cm" svg:height="9.285cm" draw:z-index="1"><draw:image xlink:href="Pictures/10000000000003C30000020E1C58D4D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5-03T14:12:03</meta:creation-date>
    <meta:document-statistic meta:table-count="0" meta:image-count="4" meta:object-count="0" meta:page-count="3" meta:paragraph-count="4" meta:word-count="10" meta:character-count="60" meta:non-whitespace-character-count="54"/>
    <dc:date>2012-05-03T14:21:07</dc:date>
    <dc:creator>nacho </dc:creator>
    <meta:editing-duration>PT9M4S</meta:editing-duration>
    <meta:editing-cycles>1</meta:editing-cycles>
    <meta:generator>LibreOffice/3.4$Linux LibreOffice_project/340m1$Build-402</meta:generator>
  </office:meta>
</office:document-meta>
</file>